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5" style:family="table-cell" style:data-style-name="N0">
      <style:table-cell-properties style:vertical-align="automatic" fo:background-color="transparent"/>
      <style:text-properties fo:font-style="italic" style:font-style-asian="italic" style:font-style-complex="italic" fo:font-weight="bold" style:font-weight-asian="bold" style:font-weight-complex="bold"/>
    </style:style>
    <style:style style:name="ce6" style:family="table-cell" style:data-style-name="N0">
      <style:table-cell-properties style:vertical-align="automatic" fo:background-color="transparent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44444"/>
    </style:style>
    <style:style style:name="ce8" style:family="table-cell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9" style:family="table-cell" style:data-style-name="N0">
      <style:table-cell-properties style:vertical-align="automatic" fo:background-color="#F2F2F2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69395833333333cm" style:use-optimal-column-width="true"/>
    </style:style>
    <style:style style:name="co3" style:family="table-column">
      <style:table-column-properties fo:break-before="auto" style:column-width="7.567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jenis_buku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48" table:default-cell-style-name="ce2"/>
        <table:table-column table:style-name="co1" table:number-columns-repeated="16125" table:default-cell-style-name="ce1"/>
        <table:table-column table:style-name="co1" table:number-columns-repeated="3" table:default-cell-style-name="ce2"/>
        <table:table-row table:style-name="ro1">
          <table:table-cell office:value-type="string" table:style-name="ce9">
            <text:p>id</text:p>
          </table:table-cell>
          <table:table-cell office:value-type="string" table:style-name="ce9">
            <office:annotation draw:style-name="a0" svg:x="1.47916666666667in" svg:y="0.0104166666666667in" svg:width="0.510416666666667in" svg:height="0.822916666666667in">
              <dc:creator>Windows User</dc:creator>
              <text:p><text:span text:style-name="T3">Dana Bergulir (1), Sektor Riil (2), Penjaminan (3), UPK-Pay (4), Minimarket (5), Apotek (6)</text:span></text:p>
            </office:annotation>
            <text:p>Unit</text:p>
          </table:table-cell>
          <table:table-cell office:value-type="string" table:style-name="ce9">
            <office:annotation draw:style-name="a1" svg:x="2.14583333333333in" svg:y="0.0104166666666667in" svg:width="0.510416666666667in" svg:height="0.822916666666667in">
              <dc:creator>Windows User</dc:creator>
              <text:p><text:span text:style-name="T3">Aktiva (1), Hutang(2), Modal (3), Pendapatan (4), Biaya (5)</text:span></text:p>
            </office:annotation>
            <text:p>Posisi</text:p>
          </table:table-cell>
          <table:table-cell office:value-type="string" table:style-name="ce9">
            <text:p>kd_Jr</text:p>
          </table:table-cell>
          <table:table-cell office:value-type="string" table:style-name="ce9">
            <text:p>kd_buku</text:p>
          </table:table-cell>
          <table:table-cell office:value-type="string" table:style-name="ce9">
            <text:p>ins</text:p>
          </table:table-cell>
          <table:table-cell office:value-type="string" table:style-name="ce9">
            <text:p>kd_jb</text:p>
          </table:table-cell>
          <table:table-cell office:value-type="string" table:style-name="ce9">
            <text:p>icon</text:p>
          </table:table-cell>
          <table:table-cell office:value-type="string" table:style-name="ce9">
            <office:annotation draw:style-name="a2" svg:x="10.4270833333333in" svg:y="0.0104166666666667in" svg:width="0.510416666666667in" svg:height="0.822916666666667in">
              <dc:creator>Windows User</dc:creator>
              <text:p><text:span text:style-name="T3">Apakah termasuk Aset Produktif (Kas, Bank, Produk). Ya(1), Tidak (0)</text:span></text:p>
            </office:annotation>
            <text:p>Ap</text:p>
          </table:table-cell>
          <table:table-cell office:value-type="string" table:style-name="ce9">
            <text:p>file</text:p>
          </table:table-cell>
          <table:table-cell office:value-type="string" table:style-name="ce9">
            <text:p>lokasi</text:p>
          </table:table-cell>
          <table:table-cell office:value-type="string" table:style-name="ce9">
            <text:p>kd_kab</text:p>
          </table:table-cell>
          <table:table-cell office:value-type="string" table:style-name="ce9">
            <text:p>kecuali</text:p>
          </table:table-cell>
          <table:table-cell table:number-columns-repeated="243" table:style-name="ce2"/>
          <table:table-cell table:number-columns-repeated="1612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K</text:p>
          </table:table-cell>
          <table:table-cell office:value-type="string" table:style-name="ce1">
            <text:p>111</text:p>
          </table:table-cell>
          <table:table-cell office:value-type="string" table:style-name="ce1">
            <text:p>KT</text:p>
          </table:table-cell>
          <table:table-cell office:value-type="string" table:style-name="ce1">
            <text:p>Kas Toko</text:p>
          </table:table-cell>
          <table:table-cell office:value-type="string" table:style-name="ce1">
            <text:p>&lt;i class='glyphicon glyphicon-briefcase'&gt;&lt;/i&gt;</text:p>
          </table:table-cell>
          <table:table-cell office:value-type="float" office:value="1" table:style-name="ce1">
            <text:p>1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" table:style-name="ce1"/>
          <table:table-cell table:number-columns-repeated="243" table:style-name="ce2"/>
          <table:table-cell table:number-columns-repeated="1612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121</text:p>
          </table:table-cell>
          <table:table-cell office:value-type="string" table:style-name="ce1">
            <text:p>BO</text:p>
          </table:table-cell>
          <table:table-cell office:value-type="string" table:style-name="ce1">
            <text:p>Bank</text:p>
          </table:table-cell>
          <table:table-cell office:value-type="string" table:style-name="ce1">
            <text:p>&lt;i class='fa fa-bank'&gt;&lt;/i&gt;</text:p>
          </table:table-cell>
          <table:table-cell office:value-type="float" office:value="1" table:style-name="ce1">
            <text:p>1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" table:style-name="ce1"/>
          <table:table-cell table:number-columns-repeated="243" table:style-name="ce2"/>
          <table:table-cell table:number-columns-repeated="1612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</text:p>
          </table:table-cell>
          <table:table-cell office:value-type="string" table:style-name="ce1">
            <text:p>131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Persediaan</text:p>
          </table:table-cell>
          <table:table-cell office:value-type="string" table:style-name="ce1">
            <text:p>&lt;i class='fa fa-credit-card'&gt;&lt;/i&gt;</text:p>
          </table:table-cell>
          <table:table-cell office:value-type="float" office:value="1" table:style-name="ce1">
            <text:p>1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" table:style-name="ce1"/>
          <table:table-cell table:number-columns-repeated="243" table:style-name="ce2"/>
          <table:table-cell table:number-columns-repeated="1612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P</text:p>
          </table:table-cell>
          <table:table-cell office:value-type="float" office:value="132" table:style-name="ce3">
            <text:p>132</text:p>
          </table:table-cell>
          <table:table-cell office:value-type="string" table:style-name="ce1">
            <text:p>PD</text:p>
          </table:table-cell>
          <table:table-cell office:value-type="string" table:style-name="ce1">
            <text:p>Piutang Dagang</text:p>
          </table:table-cell>
          <table:table-cell office:value-type="string" table:style-name="ce1">
            <text:p>&lt;i class='fa fa-credit-card'&gt;&lt;/i&gt;</text:p>
          </table:table-cell>
          <table:table-cell office:value-type="float" office:value="1" table:style-name="ce1">
            <text:p>1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" table:style-name="ce1"/>
          <table:table-cell table:number-columns-repeated="243" table:style-name="ce2"/>
          <table:table-cell table:number-columns-repeated="1612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4">
            <text:p>1</text:p>
          </table:table-cell>
          <table:table-cell office:value-type="string" table:style-name="ce2">
            <text:p>P</text:p>
          </table:table-cell>
          <table:table-cell office:value-type="float" office:value="133" table:style-name="ce4">
            <text:p>133</text:p>
          </table:table-cell>
          <table:table-cell office:value-type="string" table:style-name="ce2">
            <text:p>PL</text:p>
          </table:table-cell>
          <table:table-cell office:value-type="string" table:style-name="ce2">
            <text:p>Piutang Lain-lain</text:p>
          </table:table-cell>
          <table:table-cell office:value-type="string" table:style-name="ce1">
            <text:p>&lt;i class='fa fa-credit-card'&gt;&lt;/i&gt;</text:p>
          </table:table-cell>
          <table:table-cell office:value-type="float" office:value="1" table:style-name="ce1">
            <text:p>1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45" table:style-name="ce2"/>
          <table:table-cell table:number-columns-repeated="1612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BM</text:p>
          </table:table-cell>
          <table:table-cell office:value-type="string" table:style-name="ce1">
            <text:p>141</text:p>
          </table:table-cell>
          <table:table-cell office:value-type="string" table:style-name="ce1">
            <text:p>BBM</text:p>
          </table:table-cell>
          <table:table-cell office:value-type="string" table:style-name="ce1">
            <text:p>Biaya Dibayar Dimuka</text:p>
          </table:table-cell>
          <table:table-cell office:value-type="string" table:style-name="ce1">
            <text:p>&lt;i class='fa fa-history'&gt;&lt;/i&gt;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" table:style-name="ce1"/>
          <table:table-cell table:number-columns-repeated="243" table:style-name="ce2"/>
          <table:table-cell table:number-columns-repeated="1612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151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nventaris</text:p>
          </table:table-cell>
          <table:table-cell office:value-type="string" table:style-name="ce1">
            <text:p>&lt;i class='fa fa-car'&gt;&lt;/i&gt;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" table:style-name="ce1"/>
          <table:table-cell table:number-columns-repeated="243" table:style-name="ce2"/>
          <table:table-cell table:number-columns-repeated="1612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T</text:p>
          </table:table-cell>
          <table:table-cell office:value-type="string" table:style-name="ce1">
            <text:p>161</text:p>
          </table:table-cell>
          <table:table-cell office:value-type="string" table:style-name="ce1">
            <text:p>AT</text:p>
          </table:table-cell>
          <table:table-cell office:value-type="string" table:style-name="ce1">
            <text:p>Aktiva Tetap</text:p>
          </table:table-cell>
          <table:table-cell office:value-type="string" table:style-name="ce1">
            <text:p>&lt;i class='fa fa-cubes'&gt;&lt;/i&gt;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" table:style-name="ce1"/>
          <table:table-cell table:number-columns-repeated="243" table:style-name="ce2"/>
          <table:table-cell table:number-columns-repeated="1612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R</text:p>
          </table:table-cell>
          <table:table-cell office:value-type="float" office:value="171" table:style-name="ce4">
            <text:p>171</text:p>
          </table:table-cell>
          <table:table-cell office:value-type="string" table:style-name="ce2">
            <text:p>AR</text:p>
          </table:table-cell>
          <table:table-cell office:value-type="string" table:style-name="ce1">
            <text:p>Aktiva Tetap</text:p>
          </table:table-cell>
          <table:table-cell office:value-type="string" table:style-name="ce1">
            <text:p>&lt;i class='fa fa-cubes'&gt;&lt;/i&gt;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" table:style-name="ce1"/>
          <table:table-cell table:number-columns-repeated="243" table:style-name="ce2"/>
          <table:table-cell table:number-columns-repeated="1612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211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Hutang Barang Dagang</text:p>
          </table:table-cell>
          <table:table-cell office:value-type="string" table:style-name="ce1">
            <text:p>&lt;i class='fa fa-book'&gt;&lt;/i&gt;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" table:style-name="ce1"/>
          <table:table-cell table:number-columns-repeated="243" table:style-name="ce2"/>
          <table:table-cell table:number-columns-repeated="1612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212</text:p>
          </table:table-cell>
          <table:table-cell office:value-type="string" table:style-name="ce1">
            <text:p>HDS</text:p>
          </table:table-cell>
          <table:table-cell office:value-type="string" table:style-name="ce1">
            <text:p>Hutang Deviden</text:p>
          </table:table-cell>
          <table:table-cell office:value-type="string" table:style-name="ce1">
            <text:p>&lt;i class='fa fa-book'&gt;&lt;/i&gt;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" table:style-name="ce1"/>
          <table:table-cell table:number-columns-repeated="243" table:style-name="ce2"/>
          <table:table-cell table:number-columns-repeated="1612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213</text:p>
          </table:table-cell>
          <table:table-cell office:value-type="string" table:style-name="ce1">
            <text:p>HBU</text:p>
          </table:table-cell>
          <table:table-cell office:value-type="string" table:style-name="ce1">
            <text:p>Hutang Lain-lain</text:p>
          </table:table-cell>
          <table:table-cell office:value-type="string" table:style-name="ce1">
            <text:p>&lt;i class='fa fa-book'&gt;&lt;/i&gt;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" table:style-name="ce1"/>
          <table:table-cell table:number-columns-repeated="243" table:style-name="ce2"/>
          <table:table-cell table:number-columns-repeated="1612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311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odal Prive</text:p>
          </table:table-cell>
          <table:table-cell office:value-type="string" table:style-name="ce1">
            <text:p>&lt;i class='fa fa-book'&gt;&lt;/i&gt;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" table:style-name="ce1"/>
          <table:table-cell table:number-columns-repeated="243" table:style-name="ce2"/>
          <table:table-cell table:number-columns-repeated="1612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312</text:p>
          </table:table-cell>
          <table:table-cell office:value-type="string" table:style-name="ce1">
            <text:p>HM</text:p>
          </table:table-cell>
          <table:table-cell office:value-type="string" table:style-name="ce1">
            <text:p>Hibah Modal</text:p>
          </table:table-cell>
          <table:table-cell office:value-type="string" table:style-name="ce1">
            <text:p>&lt;i class='fa fa-book'&gt;&lt;/i&gt;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" table:style-name="ce1"/>
          <table:table-cell table:number-columns-repeated="243" table:style-name="ce2"/>
          <table:table-cell table:number-columns-repeated="1612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M</text:p>
          </table:table-cell>
          <table:table-cell office:value-type="float" office:value="313" table:style-name="ce3">
            <text:p>313</text:p>
          </table:table-cell>
          <table:table-cell office:value-type="string" table:style-name="ce1">
            <text:p>ML</text:p>
          </table:table-cell>
          <table:table-cell office:value-type="string" table:style-name="ce1">
            <text:p>Modal Lain-lain</text:p>
          </table:table-cell>
          <table:table-cell office:value-type="string" table:style-name="ce1">
            <text:p>&lt;i class='fa fa-book'&gt;&lt;/i&gt;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" table:style-name="ce1"/>
          <table:table-cell table:number-columns-repeated="243" table:style-name="ce2"/>
          <table:table-cell table:number-columns-repeated="1612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M</text:p>
          </table:table-cell>
          <table:table-cell office:value-type="float" office:value="314" table:style-name="ce3">
            <text:p>314</text:p>
          </table:table-cell>
          <table:table-cell office:value-type="string" table:style-name="ce1">
            <text:p>MSD</text:p>
          </table:table-cell>
          <table:table-cell office:value-type="string" table:style-name="ce1">
            <text:p>Surplus/Devisit Ditahan</text:p>
          </table:table-cell>
          <table:table-cell office:value-type="string" table:style-name="ce1">
            <text:p>&lt;i class='fa fa-book'&gt;&lt;/i&gt;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" table:style-name="ce1"/>
          <table:table-cell table:number-columns-repeated="243" table:style-name="ce2"/>
          <table:table-cell table:number-columns-repeated="16128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D</text:p>
          </table:table-cell>
          <table:table-cell office:value-type="string" table:style-name="ce1">
            <text:p>411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Pendapatan Operasional</text:p>
          </table:table-cell>
          <table:table-cell office:value-type="string" table:style-name="ce1">
            <text:p>&lt;i class='fa fa-download'&gt;&lt;/i&gt;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" table:style-name="ce1"/>
          <table:table-cell table:number-columns-repeated="243" table:style-name="ce2"/>
          <table:table-cell table:number-columns-repeated="16128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PD</text:p>
          </table:table-cell>
          <table:table-cell office:value-type="string" table:style-name="ce1">
            <text:p>412</text:p>
          </table:table-cell>
          <table:table-cell office:value-type="string" table:style-name="ce1">
            <text:p>PNO</text:p>
          </table:table-cell>
          <table:table-cell office:value-type="string" table:style-name="ce1">
            <text:p>Pendapatan Non Operasional</text:p>
          </table:table-cell>
          <table:table-cell office:value-type="string" table:style-name="ce1">
            <text:p>&lt;i class='fa fa-download'&gt;&lt;/i&gt;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" table:style-name="ce1"/>
          <table:table-cell table:number-columns-repeated="243" table:style-name="ce2"/>
          <table:table-cell table:number-columns-repeated="1612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BY</text:p>
          </table:table-cell>
          <table:table-cell office:value-type="string" table:style-name="ce1">
            <text:p>511</text:p>
          </table:table-cell>
          <table:table-cell office:value-type="string" table:style-name="ce1">
            <text:p>BYD</text:p>
          </table:table-cell>
          <table:table-cell office:value-type="string" table:style-name="ce1">
            <text:p>Biaya Modal</text:p>
          </table:table-cell>
          <table:table-cell office:value-type="string" table:style-name="ce1">
            <text:p>&lt;i class='fa fa-upload'&gt;&lt;/i&gt;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" table:style-name="ce1"/>
          <table:table-cell table:number-columns-repeated="243" table:style-name="ce2"/>
          <table:table-cell table:number-columns-repeated="16128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BY</text:p>
          </table:table-cell>
          <table:table-cell office:value-type="string" table:style-name="ce1">
            <text:p>512</text:p>
          </table:table-cell>
          <table:table-cell office:value-type="string" table:style-name="ce1">
            <text:p>BYO</text:p>
          </table:table-cell>
          <table:table-cell office:value-type="string" table:style-name="ce1">
            <text:p>Biaya Operasional</text:p>
          </table:table-cell>
          <table:table-cell office:value-type="string" table:style-name="ce1">
            <text:p>&lt;i class='fa fa-upload'&gt;&lt;/i&gt;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" table:style-name="ce1"/>
          <table:table-cell table:number-columns-repeated="243" table:style-name="ce2"/>
          <table:table-cell table:number-columns-repeated="16128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BY</text:p>
          </table:table-cell>
          <table:table-cell office:value-type="string" table:style-name="ce1">
            <text:p>513</text:p>
          </table:table-cell>
          <table:table-cell office:value-type="string" table:style-name="ce1">
            <text:p>BYP</text:p>
          </table:table-cell>
          <table:table-cell office:value-type="string" table:style-name="ce1">
            <text:p>Biaya Penghapusan Barang Dagang</text:p>
          </table:table-cell>
          <table:table-cell office:value-type="string" table:style-name="ce1">
            <text:p>&lt;i class='fa fa-upload'&gt;&lt;/i&gt;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" table:style-name="ce1"/>
          <table:table-cell table:number-columns-repeated="243" table:style-name="ce2"/>
          <table:table-cell table:number-columns-repeated="16128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BY</text:p>
          </table:table-cell>
          <table:table-cell office:value-type="string" table:style-name="ce1">
            <text:p>514</text:p>
          </table:table-cell>
          <table:table-cell office:value-type="string" table:style-name="ce1">
            <text:p>BNO</text:p>
          </table:table-cell>
          <table:table-cell office:value-type="string" table:style-name="ce1">
            <text:p>Biaya Non Operasional</text:p>
          </table:table-cell>
          <table:table-cell office:value-type="string" table:style-name="ce1">
            <text:p>&lt;i class='fa fa-upload'&gt;&lt;/i&gt;</text:p>
          </table:table-cell>
          <table:table-cell office:value-type="float" office:value="0" table:style-name="ce1">
            <text:p>0</text:p>
          </table:table-cell>
          <table:table-cell table:style-name="ce2"/>
          <table:table-cell office:value-type="string" table:style-name="ce1">
            <text:p>0</text:p>
          </table:table-cell>
          <table:table-cell table:number-columns-repeated="2" table:style-name="ce1"/>
          <table:table-cell table:number-columns-repeated="243" table:style-name="ce2"/>
          <table:table-cell table:number-columns-repeated="16128" table:style-name="ce1"/>
        </table:table-row>
        <table:table-row table:style-name="ro1">
          <table:table-cell table:number-columns-repeated="256" table:style-name="ce2"/>
          <table:table-cell table:number-columns-repeated="1612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Keterangan :</text:p>
          </table:table-cell>
          <table:table-cell table:number-columns-repeated="255" table:style-name="ce2"/>
          <table:table-cell table:number-columns-repeated="16128"/>
        </table:table-row>
        <table:table-row table:style-name="ro1">
          <table:table-cell office:value-type="string" table:style-name="ce8">
            <text:p>*</text:p>
          </table:table-cell>
          <table:table-cell office:value-type="string" table:style-name="ce5">
            <text:p>UNIT</text:p>
          </table:table-cell>
          <table:table-cell office:value-type="string" table:style-name="ce7">
            <text:p>: Dana Bergulir (1), Sektor Riil (2), Penjaminan (3), UPK-Pay (4), Minimarket (5), Apotek (6)</text:p>
          </table:table-cell>
          <table:table-cell table:number-columns-repeated="253" table:style-name="ce2"/>
          <table:table-cell table:number-columns-repeated="16128"/>
        </table:table-row>
        <table:table-row table:style-name="ro1">
          <table:table-cell office:value-type="string" table:style-name="ce8">
            <text:p>**</text:p>
          </table:table-cell>
          <table:table-cell office:value-type="string" table:style-name="ce5">
            <text:p>POSISI</text:p>
          </table:table-cell>
          <table:table-cell office:value-type="string" table:style-name="ce6">
            <text:p>: Aktiva (1), Hutang(2), Modal (3), Pendapatan (4), Biaya (5)</text:p>
          </table:table-cell>
          <table:table-cell table:number-columns-repeated="253" table:style-name="ce2"/>
          <table:table-cell table:number-columns-repeated="16128"/>
        </table:table-row>
        <table:table-row table:style-name="ro1">
          <table:table-cell office:value-type="string" table:style-name="ce8">
            <text:p>***</text:p>
          </table:table-cell>
          <table:table-cell office:value-type="string" table:style-name="ce5">
            <text:p>AP<text:s/></text:p>
          </table:table-cell>
          <table:table-cell office:value-type="string" table:style-name="ce6">
            <text:p>: Apakah termasuk Aset Produktif (Kas, Bank, Produk). Ya(1), Tidak (0)</text:p>
          </table:table-cell>
          <table:table-cell table:number-columns-repeated="253" table:style-name="ce2"/>
          <table:table-cell table:number-columns-repeated="16128"/>
        </table:table-row>
        <table:table-row table:style-name="ro1">
          <table:table-cell office:value-type="string" table:style-name="ce8">
            <text:p>****</text:p>
          </table:table-cell>
          <table:table-cell office:value-type="string" table:style-name="ce2">
            <text:p>Lokasi</text:p>
          </table:table-cell>
          <table:table-cell office:value-type="string" table:style-name="ce2">
            <text:p>: Diinput<text:span text:style-name="T2"><text:s/>ID TOKO</text:span><text:s/>jika hanya digunakan di Toko tertentu<text:s/></text:p>
          </table:table-cell>
          <table:table-cell table:number-columns-repeated="253" table:style-name="ce2"/>
          <table:table-cell table:number-columns-repeated="16128"/>
        </table:table-row>
        <table:table-row table:style-name="ro1">
          <table:table-cell office:value-type="string" table:style-name="ce8">
            <text:p>*****</text:p>
          </table:table-cell>
          <table:table-cell office:value-type="string" table:style-name="ce2">
            <text:p>Kd_Kab</text:p>
          </table:table-cell>
          <table:table-cell office:value-type="string" table:style-name="ce2">
            <text:p>: Sesuai id lokasi berada</text:p>
          </table:table-cell>
          <table:table-cell table:number-columns-repeated="253" table:style-name="ce2"/>
          <table:table-cell table:number-columns-repeated="16128"/>
        </table:table-row>
        <table:table-row table:style-name="ro1">
          <table:table-cell office:value-type="string" table:style-name="ce8">
            <text:p>******</text:p>
          </table:table-cell>
          <table:table-cell office:value-type="string" table:style-name="ce2">
            <text:p>kecuali</text:p>
          </table:table-cell>
          <table:table-cell office:value-type="string" table:style-name="ce2">
            <text:p>: Untuk menyebutkan yang tidak menggunakan kode buku tersebut</text:p>
          </table:table-cell>
          <table:table-cell table:number-columns-repeated="16381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hpMyAdmin 4.9.0.1</meta:initial-creator>
    <dc:creator>Windows User</dc:creator>
    <meta:creation-date>2020-01-02T15:19:06Z</meta:creation-date>
    <dc:date>2020-01-02T09:07:30Z</dc:date>
  </office:meta>
</office:document-meta>
</file>